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cf4" officeooo:paragraph-rsid="000cecf4"/>
    </style:style>
    <style:style style:name="P2" style:family="paragraph" style:parent-style-name="Standard">
      <style:text-properties fo:font-weight="bold" officeooo:rsid="000e7253" officeooo:paragraph-rsid="000e7253" style:font-weight-asian="bold" style:font-weight-complex="bold"/>
    </style:style>
    <style:style style:name="P3" style:family="paragraph" style:parent-style-name="Standard">
      <style:text-properties fo:font-weight="bold" officeooo:rsid="000ec255" officeooo:paragraph-rsid="000ec255" style:font-weight-asian="bold" style:font-weight-complex="bold"/>
    </style:style>
    <style:style style:name="P4" style:family="paragraph" style:parent-style-name="Standard">
      <style:text-properties fo:font-weight="bold" officeooo:rsid="0010b506" officeooo:paragraph-rsid="0010b506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cecf4" officeooo:paragraph-rsid="000cecf4" style:font-weight-asian="bold" style:font-weight-complex="bold"/>
    </style:style>
    <style:style style:name="P6" style:family="paragraph" style:parent-style-name="Standard">
      <style:text-properties officeooo:rsid="000e7253" officeooo:paragraph-rsid="000e7253"/>
    </style:style>
    <style:style style:name="P7" style:family="paragraph" style:parent-style-name="Standard">
      <style:text-properties officeooo:paragraph-rsid="000e7253"/>
    </style:style>
    <style:style style:name="P8" style:family="paragraph" style:parent-style-name="Standard">
      <style:text-properties officeooo:rsid="000ec255" officeooo:paragraph-rsid="000ec255"/>
    </style:style>
    <style:style style:name="P9" style:family="paragraph" style:parent-style-name="Standard">
      <style:text-properties fo:font-weight="normal" officeooo:rsid="000ec255" officeooo:paragraph-rsid="000ec255" style:font-weight-asian="normal" style:font-weight-complex="normal"/>
    </style:style>
    <style:style style:name="P10" style:family="paragraph" style:parent-style-name="Standard">
      <style:text-properties fo:font-weight="normal" officeooo:rsid="0010b506" officeooo:paragraph-rsid="0010b506" style:font-weight-asian="normal" style:font-weight-complex="normal"/>
    </style:style>
    <style:style style:name="T1" style:family="text">
      <style:text-properties officeooo:rsid="000e7253"/>
    </style:style>
    <style:style style:name="T2" style:family="text">
      <style:text-properties officeooo:rsid="000ec2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opular Courses:</text:p>
      <text:p text:style-name="P1">From our comprehensive analysis, 5 most popular courses are from web dev followed by a course from musical instruments.</text:p>
      <text:p text:style-name="P1">Among the popular courses two of them are paid which states that paid courses are popular among the users too.</text:p>
      <text:p text:style-name="P1">Popular paid courses are from web dev cost up 200, which is a great way to obtain maximum profits.</text:p>
      <text:p text:style-name="P1">Among popular courses <text:span text:style-name="T1">users have a higher preference when</text:span> there is a good relation between the no of reviews and subscribers </text:p>
      <text:p text:style-name="P6"/>
      <text:p text:style-name="P2">Time Series Analysis:</text:p>
      <text:p text:style-name="P6">Observing the amount of courses beginning uploaded per year.</text:p>
      <text:p text:style-name="P6">We observe there's a growth in the courses being uploaded from business finance from 2013</text:p>
      <text:p text:style-name="P7"><text:span text:style-name="T1">In 2014 we notice a decline in the courses from Web dev with musical instruments taking its place.</text:span></text:p>
      <text:p text:style-name="P6">Huge growth in the rate of courses being uploaded from web dev from 2015 being the most uploaded course in 2016</text:p>
      <text:p text:style-name="P6">we notice theres not much growth in busniess finance between the year 2015 and 2016</text:p>
      <text:p text:style-name="P6"/>
      <text:p text:style-name="P6">Now lets analyze all these irregularities which we <text:s/><text:span text:style-name="T2">observed </text:span>from our time series</text:p>
      <text:p text:style-name="P6"/>
      <text:p text:style-name="P3">Naukri Dataset:</text:p>
      <text:p text:style-name="P8">Analyzing naukri dataset</text:p>
      <text:p text:style-name="P8">we observe the growth in demand IT focused jobs</text:p>
      <text:p text:style-name="P8">average salary on business related job are declining whereas it is increasing on IT related jobs</text:p>
      <text:p text:style-name="P8">We also notice the demand for IT jobs show a steady growth among the years</text:p>
      <text:p text:style-name="P8"/>
      <text:p text:style-name="P3">Google Job-skill Requirement:</text:p>
      <text:p text:style-name="P9">There is a high demand for business finance skill-set. This explains the reason why industrial experts uploaded business finance courses in high concentration followed by Web Development courses.</text:p>
      <text:p text:style-name="P9"/>
      <text:p text:style-name="P3">GoDaddy:</text:p>
      <text:p text:style-name="P9">According to GoDaddy’s Research Business and Web Development go hand in hand in this digital economy</text:p>
      <text:p text:style-name="P10">which reflects on higher concentration of courses being uploaded on these domains</text:p>
      <text:p text:style-name="P10"/>
      <text:p text:style-name="P4">Tech City UK</text:p>
      <text:p text:style-name="P10">Job skill requirements heavily relied on programming language like Javascript and HTML. The is explains the most popular courses from our udemy dataset.</text:p>
      <text:p text:style-name="P10">In London there was 47% decline in web development jobs in 2014 this can be cross referenced with the decline in web development courses in 2014 from udemy datase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20:02:34.771705218</meta:creation-date>
    <dc:date>2020-09-01T20:38:02.062016556</dc:date>
    <meta:editing-duration>PT4M6S</meta:editing-duration>
    <meta:editing-cycles>1</meta:editing-cycles>
    <meta:document-statistic meta:table-count="0" meta:image-count="0" meta:object-count="0" meta:page-count="1" meta:paragraph-count="25" meta:word-count="335" meta:character-count="2008" meta:non-whitespace-character-count="1696"/>
    <meta:generator>LibreOffice/6.4.4.2$Linux_X86_64 LibreOffice_project/40$Build-2</meta:generator>
  </office:meta>
</office:document-meta>
</file>